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DejaVu Sans1" svg:font-family="'DejaVu Sans'" style:font-family-generic="system" style:font-pitch="variable"/>
    <style:font-face style:name="DejaVu Serif" svg:font-family="'DejaVu Serif'" style:font-family-generic="roman"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officeooo:rsid="000500c6" officeooo:paragraph-rsid="000500c6" style:font-weight-asian="bold" style:font-weight-complex="bold"/>
    </style:style>
    <style:style style:name="P2" style:family="paragraph" style:parent-style-name="Standard">
      <style:paragraph-properties fo:text-align="start" style:justify-single-word="false"/>
      <style:text-properties style:text-underline-style="solid" style:text-underline-width="auto" style:text-underline-color="font-color" fo:font-weight="bold" officeooo:rsid="000500c6" officeooo:paragraph-rsid="000500c6" style:font-weight-asian="bold" style:font-weight-complex="bold"/>
    </style:style>
    <style:style style:name="P3" style:family="paragraph" style:parent-style-name="Standard">
      <style:paragraph-properties fo:text-align="start" style:justify-single-word="false"/>
      <style:text-properties style:text-underline-style="solid" style:text-underline-width="auto" style:text-underline-color="font-color" fo:font-weight="bold" officeooo:rsid="00057b72" officeooo:paragraph-rsid="000500c6" style:font-weight-asian="bold" style:font-weight-complex="bold"/>
    </style:style>
    <style:style style:name="P4" style:family="paragraph" style:parent-style-name="Standard">
      <style:paragraph-properties fo:text-align="center" style:justify-single-word="false"/>
      <style:text-properties style:text-underline-style="none" fo:font-weight="normal" officeooo:rsid="000500c6" officeooo:paragraph-rsid="000500c6" style:font-weight-asian="normal" style:font-weight-complex="normal"/>
    </style:style>
    <style:style style:name="P5" style:family="paragraph" style:parent-style-name="Standard">
      <style:paragraph-properties fo:text-align="start" style:justify-single-word="false"/>
      <style:text-properties style:text-underline-style="none" fo:font-weight="normal" officeooo:rsid="000500c6" officeooo:paragraph-rsid="000500c6" style:font-weight-asian="normal" style:font-weight-complex="normal"/>
    </style:style>
    <style:style style:name="P6" style:family="paragraph" style:parent-style-name="Standard">
      <style:paragraph-properties fo:text-align="start" style:justify-single-word="false"/>
      <style:text-properties style:text-underline-style="none" fo:font-weight="normal" officeooo:rsid="000500c6" officeooo:paragraph-rsid="00084cc7" style:font-weight-asian="normal" style:font-weight-complex="normal"/>
    </style:style>
    <style:style style:name="P7" style:family="paragraph" style:parent-style-name="Standard">
      <style:paragraph-properties fo:text-align="start" style:justify-single-word="false"/>
      <style:text-properties style:text-underline-style="none" fo:font-weight="normal" officeooo:rsid="000815b4" officeooo:paragraph-rsid="000500c6" style:font-weight-asian="normal" style:font-weight-complex="normal"/>
    </style:style>
    <style:style style:name="P8" style:family="paragraph" style:parent-style-name="Standard">
      <style:paragraph-properties fo:text-align="start" style:justify-single-word="false"/>
      <style:text-properties style:text-underline-style="none" fo:font-weight="normal" officeooo:rsid="00057b72" officeooo:paragraph-rsid="000500c6" style:font-weight-asian="normal" style:font-weight-complex="normal"/>
    </style:style>
    <style:style style:name="P9" style:family="paragraph" style:parent-style-name="Standard">
      <style:paragraph-properties fo:text-align="start" style:justify-single-word="false"/>
      <style:text-properties style:text-underline-style="none" fo:font-weight="normal" officeooo:rsid="00057b72" officeooo:paragraph-rsid="00084cc7" style:font-weight-asian="normal" style:font-weight-complex="normal"/>
    </style:style>
    <style:style style:name="P10" style:family="paragraph" style:parent-style-name="Standard">
      <style:paragraph-properties fo:text-align="start" style:justify-single-word="false"/>
      <style:text-properties style:text-underline-style="none" fo:font-weight="normal" officeooo:rsid="0016bd6a" officeooo:paragraph-rsid="00084cc7" style:font-weight-asian="normal" style:font-weight-complex="normal"/>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fo:font-weight="bold" officeooo:rsid="00084cc7" style:font-weight-asian="bold" style:font-weight-complex="bold"/>
    </style:style>
    <style:style style:name="T5" style:family="text">
      <style:text-properties officeooo:rsid="00084cc7"/>
    </style:style>
    <style:style style:name="T6" style:family="text">
      <style:text-properties officeooo:rsid="0016bd6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x2 P2P Node</text:p>
      <text:p text:style-name="P4"/>
      <text:p text:style-name="P5"><text:tab/>For this exercise you will be using functions from your previous to exercises to create a multi-threaded asynchronous program that acts as a peer to peer chat room. In your main it will start up 3 threads. 1 for user input, 1 for server and 1 for client. Each user will act as a node in the network, simultaneously acting as client and server. When the user inputs data the node will send it to the any connected clients and to its connected server (if there is one). As a local server any info clients send will be sent to the other clients, as well as to a remote server if available. As a client any data received from a remote server will be sent via a local server to its clients.</text:p>
      <text:p text:style-name="P5"><text:tab/></text:p>
      <text:p text:style-name="P3">Allowed Headers</text:p>
      <text:p text:style-name="P10">#include &lt;sys/socket.h&gt;</text:p>
      <text:p text:style-name="P10">#include &lt;netinet/in.h&gt;</text:p>
      <text:p text:style-name="P9"><text:span text:style-name="T6">#include &lt;arpa/inet.h&gt;</text:span></text:p>
      <text:p text:style-name="P9">#include &lt;stdio.h&gt;</text:p>
      <text:p text:style-name="P8">#include &lt;stdlib.h&gt;</text:p>
      <text:p text:style-name="P8">#include &lt;unistd.h&gt;</text:p>
      <text:p text:style-name="P8">#include &lt;errno.h&gt;</text:p>
      <text:p text:style-name="P8">#include &lt;string.h&gt;</text:p>
      <text:p text:style-name="P8">#include&lt;stdbool.h&gt;</text:p>
      <text:p text:style-name="P10">#include &lt;sys/types.h&gt;</text:p>
      <text:p text:style-name="P9"><text:span text:style-name="T6">#include &lt;fcntl.h&gt;</text:span></text:p>
      <text:p text:style-name="P9">#include &lt;curses.h&gt;</text:p>
      <text:p text:style-name="P8">#include &lt;termios.h&gt;</text:p>
      <text:p text:style-name="P7">#include &lt;pthread.h&gt;</text:p>
      <text:p text:style-name="P7"/>
      <text:p text:style-name="P2">node.h</text:p>
      <text:p text:style-name="P2"><text:span text:style-name="T2"/></text:p>
      <text:p text:style-name="P2"><text:span text:style-name="T1">void runNode(void (*processData)(void*, bool), void (*welcome)(void), void (*parse)(char*), char *ip);</text:span></text:p>
      <text:p text:style-name="P2"><text:span text:style-name="T2"><text:tab/>This is the main function of your code. It will start and handle the 3 threads for input, server, and client. It takes 3 arguments that are all function pointers (this will become clear why later). </text:span><text:span text:style-name="T1">processData</text:span><text:span text:style-name="T2"> will be called on any information received from a remote server or remote client. </text:span><text:span text:style-name="T1">welcome</text:span><text:span text:style-name="T2"> will be called when you know your server has been set up properly. </text:span><text:span text:style-name="T1">parse </text:span><text:span text:style-name="T2">will be called on any user input coming from that thread.</text:span></text:p>
      <text:p text:style-name="P2"><text:span text:style-name="T2"><text:tab/>This function will have references to the local server and clients. So it will handle taking information from them and chaining it along to remote servers and clients.</text:span></text:p>
      <text:p text:style-name="P2"><text:span text:style-name="T2"/></text:p>
      <text:p text:style-name="P2"><text:span text:style-name="T1">void *runServer(void *buff);</text:span></text:p>
      <text:p text:style-name="P5"><text:tab/>This function will run the server. It will handle a <text:span text:style-name="T3">BuffLock</text:span> to lock up the shared buffer and copy to it what is received from the server. The BuffLock is used to shre data between this thread and the node thread.</text:p>
      <text:p text:style-name="P5"/>
      <text:p text:style-name="P2"><text:span text:style-name="T1">void *runClient(void *buff);</text:span></text:p>
      <text:p text:style-name="P5"><text:tab/>This function will run the client. It will handle a <text:span text:style-name="T3">BuffLock</text:span> to lock up the shared buffer and copy to it what is received from the server. The <text:span text:style-name="T3">BuffLock </text:span>is used to shre data between this thread and the node thread.</text:p>
      <text:p text:style-name="P5"><text:soft-page-break/></text:p>
      <text:p text:style-name="P2"><text:span text:style-name="T1">void processString(void* buff, bool onServer);</text:span></text:p>
      <text:p text:style-name="P5"><text:tab/>This function will take <text:span text:style-name="T3">Data</text:span> from the network (either server or client) unpack it and display the text inside with appropriate tag based on the value of <text:span text:style-name="T3">onServer</text:span>. </text:p>
      <text:p text:style-name="P5">Example – string: “fishy tacos”, onServer: false - output: <text:span text:style-name="T3">[client] fishy tacos</text:span></text:p>
      <text:p text:style-name="P5">Example – string: “fishy tacos”, onServer: true - output: <text:span text:style-name="T3">[server] fishy tacos</text:span></text:p>
      <text:p text:style-name="P5"><text:span text:style-name="T3"/></text:p>
      <text:p text:style-name="P2"><text:span text:style-name="T1">void sendInput(char *buff);</text:span></text:p>
      <text:p text:style-name="P6"><text:tab/><text:span text:style-name="T5">This function takes in the whatever data is on buff (received from user input) and if there is a local server running it send it to its remote clients, if there is a local client connected to a remote server it sends it to that server</text:span></text:p>
      <text:p text:style-name="P6"><text:span text:style-name="T5"><text:s/></text:span></text:p>
      <text:p text:style-name="P2"><text:span text:style-name="T1">void welcomeText();</text:span></text:p>
      <text:p text:style-name="P5"><text:tab/><text:span text:style-name="T5">This function sets up </text:span><text:span text:style-name="T4">welcomeMessage</text:span><text:span text:style-name="T5"> and </text:span><text:span text:style-name="T4">welcomeSize</text:span><text:span text:style-name="T5">. </text:span><text:span text:style-name="T4">welcomeMessage</text:span><text:span text:style-name="T5"> will be a </text:span><text:span text:style-name="T4">Data</text:span><text:span text:style-name="T5"> struct with a string in </text:span><text:span text:style-name="T4">arr</text:span><text:span text:style-name="T5">, written into a buffer. </text:span><text:span text:style-name="T4">welcomeSize </text:span><text:span text:style-name="T5">will be the size of that buffer.</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DejaVu Sans1" svg:font-family="'DejaVu Sans'" style:font-family-generic="system" style:font-pitch="variable"/>
    <style:font-face style:name="DejaVu Serif" svg:font-family="'DejaVu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2T15:20:49.206943948</meta:creation-date>
    <dc:date>2022-11-02T16:17:07.910616183</dc:date>
    <meta:editing-duration>PT56M18S</meta:editing-duration>
    <meta:editing-cycles>3</meta:editing-cycles>
    <meta:generator>LibreOffice/7.4.2.3$Linux_X86_64 LibreOffice_project/40$Build-3</meta:generator>
    <meta:document-statistic meta:table-count="0" meta:image-count="0" meta:object-count="0" meta:page-count="2" meta:paragraph-count="35" meta:word-count="504" meta:character-count="3014" meta:non-whitespace-character-count="2530"/>
  </office:meta>
</office:document-meta>
</file>